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iraCode-Regular" svg:font-family="FiraCode-Regular, Menlo, Monaco, Consolas, monospace"/>
    <style:font-face style:name="JetBrains Mono" svg:font-family="'JetBrains Mono', Menlo, Monaco, Consolas, 'Courier New', monospace"/>
    <style:font-face style:name="Lato" svg:font-family="Lato, apple-system, BlinkMacSystemFont, 'Segoe UI', Roboto, 'Helvetica Neue', Arial, sans-serif, 'Apple Color Emoji', 'Segoe UI Emoji', 'Segoe UI Symbo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ar code-font" svg:font-family="'var code-font', 'Droid Sans Mono', monospace, monospac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000000" loext:opacity="100%" style:font-name="JetBrains Mono" fo:font-size="11.25pt" fo:letter-spacing="normal" fo:font-style="normal" fo:font-weight="normal"/>
    </style:style>
    <style:style style:name="P2" style:family="paragraph" style:parent-style-name="Standard">
      <style:paragraph-properties fo:text-align="start" style:justify-single-word="false"/>
      <style:text-properties fo:font-variant="normal" fo:text-transform="none" fo:color="#000000" loext:opacity="100%" style:font-name="JetBrains Mono" fo:font-size="11.25pt" fo:letter-spacing="normal" fo:font-style="normal" fo:font-weight="normal" officeooo:paragraph-rsid="00100b71"/>
    </style:style>
    <style:style style:name="P3" style:family="paragraph" style:parent-style-name="Standard">
      <style:paragraph-properties fo:margin-left="0in" fo:margin-right="0in" fo:orphans="2" fo:widows="2" fo:text-indent="0in" style:auto-text-indent="false"/>
      <style:text-properties fo:font-variant="normal" fo:text-transform="none" fo:color="#008000" loext:opacity="100%" style:font-name="JetBrains Mono" fo:font-size="11.25pt" fo:letter-spacing="normal" fo:font-style="normal" fo:font-weight="normal"/>
    </style:style>
    <style:style style:name="P4" style:family="paragraph" style:parent-style-name="Standard">
      <style:paragraph-properties fo:text-align="start" style:justify-single-word="false"/>
      <style:text-properties fo:font-variant="normal" fo:text-transform="none" fo:color="#d4d4d4" loext:opacity="100%" style:font-name="var code-font" fo:font-size="10.5pt" fo:letter-spacing="normal" fo:font-style="normal" fo:font-weight="normal" officeooo:paragraph-rsid="00100b71" fo:background-color="#1e1e1e"/>
    </style:style>
    <style:style style:name="P5" style:family="paragraph" style:parent-style-name="Standard">
      <style:paragraph-properties fo:text-align="start" style:justify-single-word="false"/>
      <style:text-properties fo:font-variant="normal" fo:text-transform="none" fo:color="#d4d4d4" loext:opacity="100%" style:font-name="var code-font" fo:font-size="10.5pt" fo:letter-spacing="normal" fo:font-style="normal" fo:font-weight="normal" officeooo:paragraph-rsid="0011c6ed" fo:background-color="#1e1e1e"/>
    </style:style>
    <style:style style:name="P6" style:family="paragraph" style:parent-style-name="Standard">
      <style:text-properties officeooo:paragraph-rsid="000f9933"/>
    </style:style>
    <style:style style:name="P7" style:family="paragraph" style:parent-style-name="Standard">
      <style:paragraph-properties style:line-height-at-least="0.198in"/>
      <style:text-properties fo:color="#d4d4d4" loext:opacity="100%" style:font-name="var code-font" fo:font-size="10.5pt" fo:font-weight="normal" fo:background-color="#1e1e1e"/>
    </style:style>
    <style:style style:name="P8" style:family="paragraph" style:parent-style-name="Standard">
      <style:paragraph-properties style:line-height-at-least="0.198in" fo:text-align="start" style:justify-single-word="false"/>
      <style:text-properties fo:color="#d4d4d4" loext:opacity="100%" style:font-name="var code-font" fo:font-size="10.5pt" fo:font-weight="normal" fo:background-color="#1e1e1e"/>
    </style:style>
    <style:style style:name="P9" style:family="paragraph" style:parent-style-name="Standard">
      <style:paragraph-properties style:line-height-at-least="0.198in"/>
      <style:text-properties fo:color="#d4d4d4" loext:opacity="100%" style:font-name="var code-font" fo:font-size="10.5pt" fo:font-weight="normal" officeooo:paragraph-rsid="0011c6ed" fo:background-color="#1e1e1e"/>
    </style:style>
    <style:style style:name="P10" style:family="paragraph" style:parent-style-name="Standard">
      <style:paragraph-properties fo:text-align="start" style:justify-single-word="false"/>
      <style:text-properties fo:color="#d4d4d4" loext:opacity="100%" style:font-name="var code-font" fo:font-size="10.5pt" fo:font-weight="normal" officeooo:rsid="000ff42c" officeooo:paragraph-rsid="000ff42c" fo:background-color="#1e1e1e"/>
    </style:style>
    <style:style style:name="P11" style:family="paragraph" style:parent-style-name="Standard">
      <style:paragraph-properties style:line-height-at-least="0.198in" fo:text-align="start" style:justify-single-word="false"/>
      <style:text-properties fo:color="#d4d4d4" loext:opacity="100%" style:font-name="var code-font" fo:font-size="10.5pt" fo:font-weight="normal" officeooo:rsid="00100b71" officeooo:paragraph-rsid="0011c6ed" fo:background-color="#1e1e1e"/>
    </style:style>
    <style:style style:name="P12" style:family="paragraph" style:parent-style-name="Standard">
      <style:paragraph-properties style:line-height-at-least="0.198in"/>
    </style:style>
    <style:style style:name="P13" style:family="paragraph" style:parent-style-name="Standard">
      <style:paragraph-properties style:line-height-at-least="0.198in"/>
      <style:text-properties officeooo:paragraph-rsid="0011c6ed"/>
    </style:style>
    <style:style style:name="P14" style:family="paragraph" style:parent-style-name="Standard">
      <style:paragraph-properties fo:text-align="start" style:justify-single-word="false"/>
      <style:text-properties officeooo:paragraph-rsid="000f9933"/>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officeooo:paragraph-rsid="001007b5"/>
    </style:style>
    <style:style style:name="P17" style:family="paragraph" style:parent-style-name="Standard">
      <style:paragraph-properties fo:text-align="start" style:justify-single-word="false"/>
      <style:text-properties officeooo:rsid="000f9933" officeooo:paragraph-rsid="000f9933"/>
    </style:style>
    <style:style style:name="P18" style:family="paragraph" style:parent-style-name="Standard">
      <style:paragraph-properties fo:text-align="start" style:justify-single-word="false"/>
      <style:text-properties officeooo:rsid="000ff42c" officeooo:paragraph-rsid="000ff42c"/>
    </style:style>
    <style:style style:name="P19" style:family="paragraph" style:parent-style-name="Standard">
      <style:paragraph-properties fo:text-align="start" style:justify-single-word="false"/>
      <style:text-properties officeooo:rsid="001007b5" officeooo:paragraph-rsid="001007b5"/>
    </style:style>
    <style:style style:name="P20" style:family="paragraph" style:parent-style-name="Standard">
      <style:paragraph-properties fo:text-align="start" style:justify-single-word="false"/>
      <style:text-properties officeooo:rsid="00100b71" officeooo:paragraph-rsid="00100b71"/>
    </style:style>
    <style:style style:name="P21" style:family="paragraph" style:parent-style-name="Standard">
      <style:paragraph-properties style:line-height-at-least="0.198in"/>
      <style:text-properties fo:color="#7caf3d" loext:opacity="100%" style:font-name="var code-font" fo:font-size="10.5pt" fo:font-weight="normal" fo:background-color="#1e1e1e"/>
    </style:style>
    <style:style style:name="P22" style:family="paragraph" style:parent-style-name="Standard">
      <style:paragraph-properties style:line-height-at-least="0.198in"/>
      <style:text-properties fo:color="#7caf3d" loext:opacity="100%" style:font-name="var code-font" fo:font-size="10.5pt" fo:font-weight="normal" officeooo:paragraph-rsid="0011c6ed" fo:background-color="#1e1e1e"/>
    </style:style>
    <style:style style:name="P23" style:family="paragraph" style:parent-style-name="Standard">
      <style:paragraph-properties style:line-height-at-least="0.198in"/>
      <style:text-properties fo:color="#dcdcdc" loext:opacity="100%" style:font-name="var code-font" fo:font-size="10.5pt" fo:font-weight="normal" fo:background-color="#1e1e1e"/>
    </style:style>
    <style:style style:name="P24" style:family="paragraph" style:parent-style-name="Standard">
      <style:paragraph-properties style:line-height-at-least="0.198in"/>
      <style:text-properties fo:color="#dcdcdc" loext:opacity="100%" style:font-name="var code-font" fo:font-size="10.5pt" fo:font-weight="normal" officeooo:paragraph-rsid="0011c6ed" fo:background-color="#1e1e1e"/>
    </style:style>
    <style:style style:name="T1" style:family="text">
      <style:text-properties officeooo:rsid="000f9933"/>
    </style:style>
    <style:style style:name="T2" style:family="text">
      <style:text-properties fo:color="#569cd6" loext:opacity="100%"/>
    </style:style>
    <style:style style:name="T3" style:family="text">
      <style:text-properties fo:color="#569cd6" loext:opacity="100%" style:font-name="var code-font" fo:font-size="10.5pt" fo:font-weight="normal" fo:background-color="#1e1e1e" loext:char-shading-value="0"/>
    </style:style>
    <style:style style:name="T4" style:family="text">
      <style:text-properties fo:color="#d4d4d4" loext:opacity="100%" style:font-name="var code-font" fo:font-size="10.5pt" fo:font-weight="normal" fo:background-color="#1e1e1e" loext:char-shading-value="0"/>
    </style:style>
    <style:style style:name="T5" style:family="text">
      <style:text-properties fo:color="#dcdcdc" loext:opacity="100%"/>
    </style:style>
    <style:style style:name="T6" style:family="text">
      <style:text-properties fo:color="#dcdcdc" loext:opacity="100%" style:font-name="var code-font" fo:font-size="10.5pt" fo:font-weight="normal" fo:background-color="#1e1e1e" loext:char-shading-value="0"/>
    </style:style>
    <style:style style:name="T7" style:family="text">
      <style:text-properties fo:color="#ce9178" loext:opacity="100%"/>
    </style:style>
    <style:style style:name="T8" style:family="text">
      <style:text-properties fo:color="#b5cea8" loext:opacity="100%"/>
    </style:style>
    <style:style style:name="T9" style:family="text">
      <style:text-properties officeooo:rsid="000ff42c"/>
    </style:style>
    <style:style style:name="T10" style:family="text">
      <style:text-properties fo:color="#af00db" loext:opacity="100%"/>
    </style:style>
    <style:style style:name="T11" style:family="text">
      <style:text-properties fo:color="#0000ff" loext:opacity="100%"/>
    </style:style>
    <style:style style:name="T12" style:family="text">
      <style:text-properties fo:color="#a31515"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esponde la siguiente pregunta:</text:p>
      <text:p text:style-name="P14"/>
      <text:p text:style-name="P14">¿En tus propias palabras define qué es un union type?</text:p>
      <text:p text:style-name="P15"><text:span text:style-name="T1">Una union de tipos es <text:s/>las posibilidad de permitir que una variable pueda obtener diferente valor DE DIFERENTES TIPOS <text:s/>extablecidos con anterioridad <text:s/>en el tiempo de ejecución.</text:span></text:p>
      <text:p text:style-name="P15"><text:tab/><text:tab/></text:p>
      <text:p text:style-name="P15"><text:span text:style-name="T1">ejemplo:</text:span></text:p>
      <text:p text:style-name="P15"><text:tab/><text:tab/></text:p>
      <text:p text:style-name="P15"><text:span text:style-name="T3">let</text:span><text:span text:style-name="T4"> a</text:span><text:span text:style-name="T6">:</text:span><text:span text:style-name="T4"> </text:span><text:span text:style-name="T3">string</text:span><text:span text:style-name="T6">|</text:span><text:span text:style-name="T3">number</text:span><text:span text:style-name="T6">;</text:span></text:p>
      <text:p text:style-name="P8">a <text:span text:style-name="T5">=</text:span> <text:span text:style-name="T7">"2"</text:span><text:span text:style-name="T5">;</text:span></text:p>
      <text:p text:style-name="P8">a <text:span text:style-name="T5">=</text:span> <text:span text:style-name="T8">2</text:span><text:span text:style-name="T5">;</text:span></text:p>
      <text:p text:style-name="P15">Responde la siguiente pregunta: ¿En tus propias palabras define qué es un union type?</text:p>
      <text:p text:style-name="P15"/>
      <text:p text:style-name="P17">Paara poder enternderlo con claridad pienso que es importante recordar que ts es es un leguje tipado, esto permite que los tipos de una variable sean felxibles con la cohesión de datos,</text:p>
      <text:p text:style-name="P17"/>
      <text:p text:style-name="P17">En ocaciones es posible que el dato que nos entregen puede ser de diferente tipo, para poder comvertir lo a el tipo que deseamos necesitarimos hacer un casthing. <text:span text:style-name="T9">Para evitar eso podemos podemos establecer una flexibilidad en los timpos de una variable con la union de type.</text:span></text:p>
      <text:p text:style-name="P17"/>
      <text:p text:style-name="P17"/>
      <text:p text:style-name="P15">¿Qué clase de métodos se puede usar directamente sobre un union value?</text:p>
      <text:p text:style-name="P15"/>
      <text:p text:style-name="P19">Los metodos que son puede usar una union value son todos los metodos de los tipos ya establecidos antes.</text:p>
      <text:p text:style-name="P19">Para poder usarlos la variable ya debio haber sido declarada e incializada con anterioaridad.</text:p>
      <text:p text:style-name="P18">Ejemplo:</text:p>
      <text:p text:style-name="P18"><text:tab/></text:p>
      <text:p text:style-name="P10"><text:span text:style-name="T2">let</text:span> a<text:span text:style-name="T5">:</text:span> <text:span text:style-name="T2">string</text:span><text:span text:style-name="T5">|</text:span><text:span text:style-name="T2">number</text:span><text:span text:style-name="T5">;</text:span></text:p>
      <text:p text:style-name="P7">a <text:span text:style-name="T5">=</text:span> <text:span text:style-name="T7">"A"</text:span><text:span text:style-name="T5">;</text:span></text:p>
      <text:p text:style-name="P7">console<text:span text:style-name="T5">.</text:span>log<text:span text:style-name="T5">(</text:span>a<text:span text:style-name="T5">.</text:span>toLocaleLowerCase<text:span text:style-name="T5">());</text:span></text:p>
      <text:p text:style-name="P7">a <text:span text:style-name="T5">=</text:span> <text:span text:style-name="T8">2</text:span><text:span text:style-name="T5">;</text:span></text:p>
      <text:p text:style-name="P7">console<text:span text:style-name="T5">.</text:span>log<text:span text:style-name="T5">(</text:span>a<text:span text:style-name="T5">.</text:span>toFixed<text:span text:style-name="T5">(</text:span><text:span text:style-name="T8">4</text:span><text:span text:style-name="T5">));</text:span></text:p>
      <text:p text:style-name="P18"><text:span text:style-name="T6"/></text:p>
      <text:p text:style-name="P18"/>
      <text:p text:style-name="P19">Este codigo correria con normalidad, pero si no inicaliso la variable <text:s/>habra un error</text:p>
      <text:p text:style-name="P19"><text:s/>Ejemplo:</text:p>
      <text:p text:style-name="P19"/>
      <text:p text:style-name="P19"/>
      <text:p text:style-name="P16"><text:span text:style-name="T3">let</text:span><text:span text:style-name="T4"> a</text:span><text:span text:style-name="T6">:</text:span><text:span text:style-name="T4"> </text:span><text:span text:style-name="T3">string</text:span><text:span text:style-name="T6">|</text:span><text:span text:style-name="T3">number</text:span><text:span text:style-name="T6">;</text:span></text:p>
      <text:p text:style-name="P12"/>
      <text:p text:style-name="P7">console<text:span text:style-name="T5">.</text:span>log<text:span text:style-name="T5">(</text:span>a<text:span text:style-name="T5">.</text:span>toLocaleLowerCase<text:span text:style-name="T5">());</text:span></text:p>
      <text:p text:style-name="P12"><text:tab/></text:p>
      <text:p text:style-name="P7">console<text:span text:style-name="T5">.</text:span>log<text:span text:style-name="T5">(</text:span>a<text:span text:style-name="T5">.</text:span>toFixed<text:span text:style-name="T5">(</text:span><text:span text:style-name="T8">4</text:span><text:span text:style-name="T5">));</text:span></text:p>
      <text:p text:style-name="P7"/>
      <text:p text:style-name="P20">El error dice : Property 'toLocaleLowerCase' does not exist on type 'string | number'.</text:p>
      <text:p text:style-name="P20">Property 'toFixed' does not exist on type 'string | number'</text:p>
      <text:p text:style-name="P20"/>
      <text:p text:style-name="P20"><text:soft-page-break/><text:s/><text:line-break/>si no <text:s/>va a incializar el valor <text:s text:c="2"/>debe de <text:s/>de asegurarse de que el tipo de la variable es propio del metodo.</text:p>
      <text:p text:style-name="P20">Ejemplo:</text:p>
      <text:p text:style-name="P20"><text:tab/></text:p>
      <text:p text:style-name="P4"><text:span text:style-name="T2">function</text:span> tipo<text:span text:style-name="T5">(</text:span>a<text:span text:style-name="T5">:</text:span><text:span text:style-name="T2">string</text:span><text:span text:style-name="T5">|</text:span><text:span text:style-name="T2">number</text:span><text:span text:style-name="T5">){</text:span></text:p>
      <text:p text:style-name="P12"/>
      <text:p text:style-name="P7"><text:span text:style-name="T2">if</text:span> <text:span text:style-name="T5">(</text:span><text:span text:style-name="T2">typeof</text:span> a <text:span text:style-name="T5">===</text:span> <text:span text:style-name="T7">"string"</text:span><text:span text:style-name="T5">)</text:span> <text:span text:style-name="T5">{</text:span></text:p>
      <text:p text:style-name="P21">// In this branch, id is of type 'string'</text:p>
      <text:p text:style-name="P7">console<text:span text:style-name="T5">.</text:span>log<text:span text:style-name="T5">(</text:span>a<text:span text:style-name="T5">.</text:span>toUpperCase<text:span text:style-name="T5">());</text:span></text:p>
      <text:p text:style-name="P7"><text:span text:style-name="T5">}</text:span> <text:span text:style-name="T2">else</text:span> <text:span text:style-name="T5">{</text:span></text:p>
      <text:p text:style-name="P21">// Here, id is of type 'number'</text:p>
      <text:p text:style-name="P7">console<text:span text:style-name="T5">.</text:span>log<text:span text:style-name="T5">(</text:span>a<text:span text:style-name="T5">.</text:span>toFixed<text:span text:style-name="T5">(</text:span><text:span text:style-name="T8">4</text:span><text:span text:style-name="T5">));</text:span></text:p>
      <text:p text:style-name="P23">}</text:p>
      <text:p text:style-name="P23">}</text:p>
      <text:p text:style-name="P12"/>
      <text:p text:style-name="P7">tipo<text:span text:style-name="T5">(</text:span><text:span text:style-name="T7">"es"</text:span><text:span text:style-name="T5">)</text:span></text:p>
      <text:p text:style-name="P2"/>
      <text:p text:style-name="P20">¿Cómo se llama el proceso de verificar el tipo concreto de un union type para así usarlo como ese tipo en específico?</text:p>
      <text:p text:style-name="P20"/>
      <text:p text:style-name="P20">Con la palabra resevada typeof podemos cerificar el valor de la variable para saber que tipo es y poder utilizarlo </text:p>
      <text:p text:style-name="P20"/>
      <text:p text:style-name="P20">Ejemplo:</text:p>
      <text:p text:style-name="P5"><text:span text:style-name="T2">function</text:span> tipo<text:span text:style-name="T5">(</text:span>a<text:span text:style-name="T5">:</text:span><text:span text:style-name="T2">string</text:span><text:span text:style-name="T5">|</text:span><text:span text:style-name="T2">number</text:span><text:span text:style-name="T5">){</text:span></text:p>
      <text:p text:style-name="P13"/>
      <text:p text:style-name="P9"><text:span text:style-name="T2">if</text:span> <text:span text:style-name="T5">(</text:span><text:span text:style-name="T2">typeof</text:span> a <text:span text:style-name="T5">===</text:span> <text:span text:style-name="T7">"string"</text:span><text:span text:style-name="T5">)</text:span> <text:span text:style-name="T5">{</text:span></text:p>
      <text:p text:style-name="P22">// In this branch, id is of type 'string'</text:p>
      <text:p text:style-name="P9">console<text:span text:style-name="T5">.</text:span>log<text:span text:style-name="T5">(</text:span>a<text:span text:style-name="T5">.</text:span>toUpperCase<text:span text:style-name="T5">());</text:span></text:p>
      <text:p text:style-name="P9"><text:span text:style-name="T5">}</text:span> <text:span text:style-name="T2">else</text:span> <text:span text:style-name="T5">{</text:span></text:p>
      <text:p text:style-name="P22">// Here, id is of type 'number'</text:p>
      <text:p text:style-name="P9">console<text:span text:style-name="T5">.</text:span>log<text:span text:style-name="T5">(</text:span>a<text:span text:style-name="T5">.</text:span>toFixed<text:span text:style-name="T5">(</text:span><text:span text:style-name="T8">4</text:span><text:span text:style-name="T5">));</text:span></text:p>
      <text:p text:style-name="P24">}</text:p>
      <text:p text:style-name="P24">}</text:p>
      <text:p text:style-name="P13"/>
      <text:p text:style-name="P11">tipo<text:span text:style-name="T5">(</text:span><text:span text:style-name="T7">"es"</text:span><text:span text:style-name="T5">)</text:span></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iraCode-Regular" svg:font-family="FiraCode-Regular, Menlo, Monaco, Consolas, monospace"/>
    <style:font-face style:name="JetBrains Mono" svg:font-family="'JetBrains Mono', Menlo, Monaco, Consolas, 'Courier New', monospace"/>
    <style:font-face style:name="Lato" svg:font-family="Lato, apple-system, BlinkMacSystemFont, 'Segoe UI', Roboto, 'Helvetica Neue', Arial, sans-serif, 'Apple Color Emoji', 'Segoe UI Emoji', 'Segoe UI Symbol'"/>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var code-font" svg:font-family="'var code-font', 'Droid Sans Mono', 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7T14:30:39.510149167</meta:creation-date>
    <dc:date>2022-06-07T16:01:57.855244383</dc:date>
    <meta:editing-duration>PT28S</meta:editing-duration>
    <meta:editing-cycles>1</meta:editing-cycles>
    <meta:document-statistic meta:table-count="0" meta:image-count="0" meta:object-count="0" meta:page-count="2" meta:paragraph-count="56" meta:word-count="375" meta:character-count="2315" meta:non-whitespace-character-count="1972"/>
    <meta:generator>LibreOffice/7.3.3.2$Linux_X86_64 LibreOffice_project/30$Build-2</meta:generator>
  </office:meta>
</office:document-meta>
</file>